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1000001F4B6E5A282B4E34F14.png" manifest:media-type="image/png"/>
  <manifest:file-entry manifest:full-path="Pictures/10000000000001F4000000C591BE9A4091F3B735.png" manifest:media-type="image/png"/>
  <manifest:file-entry manifest:full-path="Pictures/10000000000001F200000152BDB13F64FEDFBD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909cm" svg:height="5.944cm" svg:x="0.391cm" svg:y="0.3cm">
          <draw:image xlink:href="Pictures/10000000000001F1000001F4B6E5A282B4E34F14.png" xlink:type="simple" xlink:show="embed" xlink:actuate="onLoad">
            <text:p/>
          </draw:image>
        </draw:frame>
        <draw:frame draw:style-name="gr1" draw:text-style-name="P1" draw:layer="layout" svg:width="8.2cm" svg:height="3.231cm" svg:x="0.5cm" svg:y="7.469cm">
          <draw:image xlink:href="Pictures/10000000000001F4000000C591BE9A4091F3B735.png" xlink:type="simple" xlink:show="embed" xlink:actuate="onLoad">
            <text:p/>
          </draw:image>
        </draw:frame>
        <draw:frame draw:style-name="gr1" draw:text-style-name="P1" draw:layer="layout" svg:width="7.442cm" svg:height="5.051cm" svg:x="7.4cm" svg:y="1.9cm">
          <draw:image xlink:href="Pictures/10000000000001F200000152BDB13F64FEDFBD1A.png" xlink:type="simple" xlink:show="embed" xlink:actuate="onLoad">
            <text:p/>
          </draw:image>
        </draw:frame>
        <draw:line draw:style-name="gr2" draw:text-style-name="P2" draw:layer="layout" svg:x1="1.5cm" svg:y1="4.2cm" svg:x2="1.6cm" svg:y2="9.5cm">
          <text:p/>
        </draw:line>
        <draw:line draw:style-name="gr2" draw:text-style-name="P2" draw:layer="layout" svg:x1="2cm" svg:y1="9.6cm" svg:x2="9.1cm" svg:y2="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8T09:50:29.985000000</dc:date>
    <meta:editing-duration>PT4M53S</meta:editing-duration>
    <meta:editing-cycles>3</meta:editing-cycles>
    <meta:generator>LibreOffice/5.1.4.2$Windows_x86 LibreOffice_project/f99d75f39f1c57ebdd7ffc5f42867c12031db97a</meta:generator>
    <meta:document-statistic meta:object-count="5"/>
  </office:meta>
</office:document-meta>
</file>